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3.3874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8866in"/>
    </style:style>
    <style:style style:name="co7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3.5484in"/>
    </style:style>
    <style:style style:name="co12" style:family="table-column">
      <style:table-column-properties fo:break-before="auto" style:column-width="1.9508in"/>
    </style:style>
    <style:style style:name="co13" style:family="table-column">
      <style:table-column-properties fo:break-before="auto" style:column-width="5.9071in"/>
    </style:style>
    <style:style style:name="ro1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1.1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 style:data-style-name="N37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 style:data-style-name="N37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99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67" style:family="table-cell" style:parent-style-name="Default" style:data-style-name="N99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47" style:family="table-cell" style:parent-style-name="Default" style:data-style-name="N99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000000"/>
    </style:style>
    <style:style style:name="ce5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/>
    </style:style>
    <style:style style:name="ce55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ackground-color="#77bc65" fo:border="0.74pt solid #000000"/>
    </style:style>
    <style:style style:name="ce58" style:family="table-cell" style:parent-style-name="Default">
      <style:table-cell-properties fo:background-color="#d4ea6b" fo:border="0.74pt solid #000000"/>
    </style:style>
    <style:style style:name="ce59" style:family="table-cell" style:parent-style-name="Default">
      <style:table-cell-properties fo:background-color="#ec9ba4" fo:border="0.74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blemas Aleatórios" table:style-name="ta1">
        <table:table-column table:style-name="co1" table:default-cell-style-name="ce44"/>
        <table:table-column table:style-name="co1" table:default-cell-style-name="ce2"/>
        <table:table-column table:style-name="co1" table:default-cell-style-name="ce44"/>
        <table:table-column table:style-name="co5" table:number-columns-repeated="2" table:default-cell-style-name="ce44"/>
        <table:table-column table:style-name="co6" table:default-cell-style-name="ce44"/>
        <table:table-column table:style-name="co7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style-name="ce34" office:value-type="string" calcext:value-type="string">
            <text:p>Data</text:p>
          </table:table-cell>
          <table:table-cell table:style-name="ce63" office:value-type="string" calcext:value-type="string">
            <text:p>problema</text:p>
          </table:table-cell>
          <table:table-cell table:style-name="ce63" office:value-type="string" calcext:value-type="string">
            <text:p>feito</text:p>
          </table:table-cell>
          <table:table-cell table:style-name="ce63" office:value-type="string" calcext:value-type="string">
            <text:p>Rating</text:p>
          </table:table-cell>
          <table:table-cell table:style-name="ce63" office:value-type="string" calcext:value-type="string">
            <text:p>Tempo</text:p>
          </table:table-cell>
          <table:table-cell table:style-name="ce63" office:value-type="string" calcext:value-type="string">
            <text:p>dificuldade</text:p>
          </table:table-cell>
          <table:table-cell table:style-name="ce63" office:value-type="string" calcext:value-type="string">
            <text:p>tema</text:p>
          </table:table-cell>
          <table:table-cell table:style-name="ce63" office:value-type="string" calcext:value-type="string">
            <text:p>link</text:p>
          </table:table-cell>
          <table:table-cell table:style-name="ce63" office:value-type="string" calcext:value-type="string">
            <text:p>Submissões/acerto</text:p>
          </table:table-cell>
          <table:table-cell table:style-name="ce63" office:value-type="string" calcext:value-type="string">
            <text:p>Comment</text:p>
          </table:table-cell>
          <table:table-cell table:number-columns-repeated="4"/>
        </table:table-row>
        <table:table-row table:style-name="ro7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9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Strings, Implementação</text:p>
          </table:table-cell>
          <table:table-cell table:style-name="ce8" office:value-type="string" calcext:value-type="string">
            <text:p>https://codeforces.com/contest/96/problem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6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</text:p>
          </table:table-cell>
          <table:table-cell table:style-name="ce8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1100" calcext:value-type="float">
            <text:p>1100</text:p>
          </table:table-cell>
          <table:table-cell table:style-name="ce17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contest/363/problem/B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5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Guloso/Sort</text:p>
          </table:table-cell>
          <table:table-cell table:style-name="ce8" office:value-type="string" calcext:value-type="string">
            <text:p>https://codeforces.com/problemset/problem/456/A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7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https://codeforces.com/problemset/problem/270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sabia como calcular nº de lados de um poligono regular em função do angulo. Dar uma olhada e anotar as principais fórmulas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1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Prefix Sum</text:p>
          </table:table-cell>
          <table:table-cell table:style-name="ce8" office:value-type="string" calcext:value-type="string">
            <text:p>https://codeforces.com/problemset/problem/313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8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18" office:value-type="string" calcext:value-type="string">
            <text:p>24m 19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Prefix Sum / Set</text:p>
          </table:table-cell>
          <table:table-cell table:style-name="ce8" office:value-type="string" calcext:value-type="string">
            <text:p>https://codeforces.com/problemset/problem/368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32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17m 2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consegui realizar o exercício mas com alguma dificuldade em relação à motivação de dar cert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67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21m 3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itwise op.</text:p>
          </table:table-cell>
          <table:table-cell table:style-name="ce8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lembrava como fazer bitwise operations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5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6m 6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problemset/problem/25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78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edio/Dificil</text:p>
          </table:table-cell>
          <table:table-cell table:style-name="ce8" office:value-type="string" calcext:value-type="string">
            <text:p>Combinatoria</text:p>
          </table:table-cell>
          <table:table-cell table:style-name="ce8" office:value-type="string" calcext:value-type="string">
            <text:p>https://codeforces.com/problemset/problem/1178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ive que ler as instruções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794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Two Pointers / Busca binária</text:p>
          </table:table-cell>
          <table:table-cell table:style-name="ce8" office:value-type="string" calcext:value-type="string">
            <text:p>https://codeforces.com/problemset/problem/1794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As instruções diziam busca binária, mas deu pra fazer com two pointers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00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3m 05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Implementação</text:p>
          </table:table-cell>
          <table:table-cell table:style-name="ce8" office:value-type="string" calcext:value-type="string">
            <text:p>https://codeforces.com/problemset/problem/1100/B</text:p>
          </table:table-cell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Tentei usar Set, mas não precisava pq dava pra manter um contador extern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3" office:value-type="string" calcext:value-type="string">
            <text:p>103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31" office:value-type="string" calcext:value-type="string">
            <text:p>13m 31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Construtivo / Matemática</text:p>
          </table:table-cell>
          <table:table-cell table:style-name="ce8" office:value-type="string" calcext:value-type="string">
            <text:p>https://codeforces.com/problemset/problem/1037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Bastou lembrar que da pra construir o número usando as potências de 2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82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9m 44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Implementação / string</text:p>
          </table:table-cell>
          <table:table-cell table:style-name="ce8" office:value-type="string" calcext:value-type="string">
            <text:p>https://codeforces.com/problemset/problem/1182/B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enho que melhorar nesses problemas com tabelas, esse não era dificil mas não consegui pegar a ideia fácil, nem implementar rápid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5" office:value-type="string" calcext:value-type="string">
            <text:p>1872-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/>
          <table:table-cell table:style-name="ce8" office:value-type="string" calcext:value-type="string">
            <text:p>Dificil</text:p>
          </table:table-cell>
          <table:table-cell table:style-name="ce8" office:value-type="string" calcext:value-type="string">
            <text:p>Prefix Sum / Xor</text:p>
          </table:table-cell>
          <table:table-cell table:style-name="ce8" office:value-type="string" calcext:value-type="string">
            <text:p><text:a xlink:href="https://codeforces.com/contest/1872/problem/E" xlink:type="simple">https://codeforces.com/contest/1872/problem/E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7-09" calcext:value-type="date">
            <text:p>07/09/23</text:p>
          </table:table-cell>
          <table:table-cell table:style-name="ce23" office:value-type="string" calcext:value-type="string">
            <text:p>1862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18m 55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/Strings/implementacao</text:p>
          </table:table-cell>
          <table:table-cell table:style-name="ce8" office:value-type="string" calcext:value-type="string">
            <text:p><text:a xlink:href="https://codeforces.com/contest/1862/problem/A" xlink:type="simple">https://codeforces.com/contest/1862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3" office:value-type="string" calcext:value-type="string">
            <text:p>1862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 / Construção</text:p>
          </table:table-cell>
          <table:table-cell table:style-name="ce8" office:value-type="string" calcext:value-type="string">
            <text:p><text:a xlink:href="https://codeforces.com/contest/1862/problem/B" xlink:type="simple">https://codeforces.com/contest/1862/problem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3" office:value-type="string" calcext:value-type="string">
            <text:p>1862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44m 54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usca Binária</text:p>
          </table:table-cell>
          <table:table-cell table:style-name="ce8" office:value-type="string" calcext:value-type="string">
            <text:p>https://codeforces.com/contest/1862/problem/C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9" office:value-type="date" office:date-value="2023-09-09" calcext:value-type="date">
            <text:p>09/09/23</text:p>
          </table:table-cell>
          <table:table-cell table:style-name="ce23" office:value-type="string" calcext:value-type="string">
            <text:p>1862-D</text:p>
          </table:table-cell>
          <table:table-cell table:style-name="ce45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ificil</text:p>
          </table:table-cell>
          <table:table-cell office:value-type="string" calcext:value-type="string">
            <text:p>Busca Binária / Combinatória</text:p>
          </table:table-cell>
          <table:table-cell office:value-type="string" calcext:value-type="string">
            <text:p>https://codeforces.com/contest/1862/problem/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9" office:value-type="date" office:date-value="2023-09-09" calcext:value-type="date">
            <text:p>09/09/23</text:p>
          </table:table-cell>
          <table:table-cell table:style-name="ce25" office:value-type="string" calcext:value-type="string">
            <text:p>1862-E</text:p>
          </table:table-cell>
          <table:table-cell table:style-name="ce45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5m 53s</text:p>
          </table:table-cell>
          <table:table-cell office:value-type="string" calcext:value-type="string">
            <text:p>Dificil</text:p>
          </table:table-cell>
          <table:table-cell office:value-type="string" calcext:value-type="string">
            <text:p>Guloso / Set</text:p>
          </table:table-cell>
          <table:table-cell office:value-type="string" calcext:value-type="string">
            <text:p>https://codeforces.com/contest/1862/problem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ideia central era tirar sempre o menor da soma usando um set ou priority_queue, e sacar que o quanto ia subtrair só dependia do indice do último. Daí era só pegar a maior possibilidade.</text:p>
          </table:table-cell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1862-F</text:p>
          </table:table-cell>
          <table:table-cell table:number-columns-repeated="5"/>
          <table:table-cell office:value-type="string" calcext:value-type="string">
            <text:p>https://codeforces.com/contest/1862/problem/F</text:p>
          </table:table-cell>
          <table:table-cell table:number-columns-repeated="6"/>
        </table:table-row>
        <table:table-row table:style-name="ro3">
          <table:table-cell/>
          <table:table-cell table:style-name="ce12" office:value-type="string" calcext:value-type="string">
            <text:p>1862-G</text:p>
          </table:table-cell>
          <table:table-cell table:number-columns-repeated="5"/>
          <table:table-cell office:value-type="string" calcext:value-type="string">
            <text:p>https://codeforces.com/contest/1862/problem/G</text:p>
          </table:table-cell>
          <table:table-cell table:number-columns-repeated="6"/>
        </table:table-row>
        <table:table-row table:style-name="ro3">
          <table:table-cell table:style-name="ce8"/>
          <table:table-cell table:style-name="ce12" office:value-type="string" calcext:value-type="string">
            <text:p>1872-F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F</text:p>
          </table:table-cell>
          <table:table-cell table:style-name="ce8"/>
          <table:table-cell table:style-name="ce19"/>
          <table:table-cell table:number-columns-repeated="4"/>
        </table:table-row>
        <table:table-row table:style-name="ro3">
          <table:table-cell table:style-name="ce8"/>
          <table:table-cell table:style-name="ce12" office:value-type="string" calcext:value-type="string">
            <text:p>1872-G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G</text:p>
          </table:table-cell>
          <table:table-cell table:style-name="ce8"/>
          <table:table-cell table:style-name="ce19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5"/>
        </table:table-row>
        <table:table-row table:style-name="ro8">
          <table:table-cell table:style-name="ce20" office:value-type="string" calcext:value-type="string" table:number-columns-spanned="6" table:number-rows-spanned="1">
            <text:p><text:span text:style-name="T1">Mudança de estratégia:</text:span> Tava demorando dmais nos problemas mais dificeis e com dificuldade de</text:p>
            <text:p> implementar. Vou dividir os problemas random por contest. Focar em A B C dos Div.2 e A B C D dos</text:p>
            <text:p> Div 3. Em paralelo vou ler a solução do restante das questões pra criar intuição de como resolvê-los.</text:p>
            <text:p> Depois na próxima fase resolvo eles e vejo se melhorou a velocidade. (Ainda não sei como fazer pra melhorar técnicas específicas, </text:p>
            <text:p>Mas não vou focar nisso agora).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5"/>
        </table:table-row>
        <table:table-row table:style-name="ro3">
          <table:table-cell table:number-columns-repeated="11"/>
          <table:table-cell table:style-name="ce60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table:style-name="ce34" office:value-type="string" calcext:value-type="string">
            <text:p>Data</text:p>
          </table:table-cell>
          <table:table-cell table:style-name="ce63" office:value-type="string" calcext:value-type="string">
            <text:p>problema</text:p>
          </table:table-cell>
          <table:table-cell table:style-name="ce63" office:value-type="string" calcext:value-type="string">
            <text:p>feito</text:p>
          </table:table-cell>
          <table:table-cell table:style-name="ce63" office:value-type="string" calcext:value-type="string">
            <text:p>Rating</text:p>
          </table:table-cell>
          <table:table-cell table:style-name="ce63" office:value-type="string" calcext:value-type="string">
            <text:p>Tempo</text:p>
          </table:table-cell>
          <table:table-cell table:style-name="ce63" office:value-type="string" calcext:value-type="string">
            <text:p>dificuldade</text:p>
          </table:table-cell>
          <table:table-cell table:style-name="ce63" office:value-type="string" calcext:value-type="string">
            <text:p>tema</text:p>
          </table:table-cell>
          <table:table-cell table:style-name="ce63" office:value-type="string" calcext:value-type="string">
            <text:p>link</text:p>
          </table:table-cell>
          <table:table-cell table:style-name="ce63" office:value-type="string" calcext:value-type="string">
            <text:p>Submissões/acerto</text:p>
          </table:table-cell>
          <table:table-cell table:style-name="ce63" office:value-type="string" calcext:value-type="string">
            <text:p>Comment</text:p>
          </table:table-cell>
          <table:table-cell/>
          <table:table-cell table:style-name="ce57" office:value-type="string" calcext:value-type="string">
            <text:p>Div.3</text:p>
          </table:table-cell>
          <table:table-cell table:style-name="ce58" office:value-type="string" calcext:value-type="string">
            <text:p>Div.3</text:p>
          </table:table-cell>
          <table:table-cell table:style-name="ce59" office:value-type="string" calcext:value-type="string">
            <text:p>Div.3</text:p>
          </table:table-cell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A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4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</text:p>
          </table:table-cell>
          <table:table-cell table:style-name="ce53" office:value-type="string" calcext:value-type="string">
            <text:p>https://codeforces.com/contest/1846/problem/A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B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19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 / string</text:p>
          </table:table-cell>
          <table:table-cell table:style-name="ce53" office:value-type="string" calcext:value-type="string">
            <text:p><text:a xlink:href="https://codeforces.com/contest/1846/problem/B" xlink:type="simple">https://codeforces.com/contest/1846/problem/B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C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string" calcext:value-type="string">
            <text:p>33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Guloso</text:p>
          </table:table-cell>
          <table:table-cell table:style-name="ce53" office:value-type="string" calcext:value-type="string">
            <text:p><text:a xlink:href="https://codeforces.com/contest/1846/problem/C" xlink:type="simple">https://codeforces.com/contest/1846/problem/C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D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string" calcext:value-type="string">
            <text:p>40m</text:p>
          </table:table-cell>
          <table:table-cell table:style-name="ce28" office:value-type="string" calcext:value-type="string">
            <text:p>Fácil/Médio</text:p>
          </table:table-cell>
          <table:table-cell table:style-name="ce28" office:value-type="string" calcext:value-type="string">
            <text:p>Geometria</text:p>
          </table:table-cell>
          <table:table-cell table:style-name="ce53" office:value-type="string" calcext:value-type="string">
            <text:p><text:a xlink:href="https://codeforces.com/contest/1846/problem/D" xlink:type="simple">https://codeforces.com/contest/1846/problem/D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33" office:value-type="date" office:date-value="2023-10-09" calcext:value-type="date">
            <text:p>10/09/23</text:p>
          </table:table-cell>
          <table:table-cell table:style-name="ce42" office:value-type="string" calcext:value-type="string">
            <text:p>1843-A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7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Guloso / Two Pointers</text:p>
          </table:table-cell>
          <table:table-cell table:style-name="ce54" office:value-type="string" calcext:value-type="string">
            <text:p>https://codeforces.com/contest/1843/problem/A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33" office:value-type="date" office:date-value="2023-11-09" calcext:value-type="date">
            <text:p>11/09/23</text:p>
          </table:table-cell>
          <table:table-cell table:style-name="ce42" office:value-type="string" calcext:value-type="string">
            <text:p>1843-B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15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Guloso / Construção</text:p>
          </table:table-cell>
          <table:table-cell table:style-name="ce54" office:value-type="string" calcext:value-type="string">
            <text:p><text:a xlink:href="https://codeforces.com/contest/1843/problem/B" xlink:type="simple">https://codeforces.com/contest/1843/problem/B</text:a>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33" office:value-type="date" office:date-value="2023-11-09" calcext:value-type="date">
            <text:p>11/09/23</text:p>
          </table:table-cell>
          <table:table-cell table:style-name="ce42" office:value-type="string" calcext:value-type="string">
            <text:p>1843-C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15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Matemática</text:p>
          </table:table-cell>
          <table:table-cell table:style-name="ce54" office:value-type="string" calcext:value-type="string">
            <text:p><text:a xlink:href="https://codeforces.com/contest/1843/problem/C" xlink:type="simple">https://codeforces.com/contest/1843/problem/C</text:a>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3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3/problem/D" xlink:type="simple">https://codeforces.com/contest/1843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6" office:value-type="date" office:date-value="2023-09-09" calcext:value-type="date">
            <text:p>09/09/23</text:p>
          </table:table-cell>
          <table:table-cell table:style-name="ce43" office:value-type="string" calcext:value-type="string">
            <text:p>1859-A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20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Numb.. Theory / implement.</text:p>
          </table:table-cell>
          <table:table-cell table:style-name="ce55" office:value-type="string" calcext:value-type="string">
            <text:p>https://codeforces.com/contest/1859/problem/A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6" office:value-type="date" office:date-value="2023-09-09" calcext:value-type="date">
            <text:p>09/09/23</text:p>
          </table:table-cell>
          <table:table-cell table:style-name="ce43" office:value-type="string" calcext:value-type="string">
            <text:p>1859-B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22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 / Sorting</text:p>
          </table:table-cell>
          <table:table-cell table:style-name="ce55" office:value-type="string" calcext:value-type="string">
            <text:p><text:a xlink:href="https://codeforces.com/contest/1859/problem/B" xlink:type="simple">https://codeforces.com/contest/1859/problem/B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9-C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string" calcext:value-type="string">
            <text:p>?</text:p>
          </table:table-cell>
          <table:table-cell table:style-name="ce27" office:value-type="string" calcext:value-type="string">
            <text:p>Dificil</text:p>
          </table:table-cell>
          <table:table-cell table:style-name="ce27" office:value-type="string" calcext:value-type="string">
            <text:p>Guloso / Força Bruta</text:p>
          </table:table-cell>
          <table:table-cell table:style-name="ce55" office:value-type="string" calcext:value-type="string">
            <text:p><text:a xlink:href="https://codeforces.com/contest/1859/problem/C" xlink:type="simple">https://codeforces.com/contest/1859/problem/C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 office:value-type="string" calcext:value-type="string">
            <text:p>Não consegui entender direito a solução sugerida no editorial</text:p>
          </table:table-cell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40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0/problem/B" xlink:type="simple">https://codeforces.com/contest/1840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0/problem/C" xlink:type="simple">https://codeforces.com/contest/1840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0/problem/D" xlink:type="simple">https://codeforces.com/contest/1840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833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33/problem/B" xlink:type="simple">https://codeforces.com/contest/1833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33/problem/C" xlink:type="simple">https://codeforces.com/contest/1833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33/problem/D" xlink:type="simple">https://codeforces.com/contest/1833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6" office:value-type="date" office:date-value="2023-10-09" calcext:value-type="date">
            <text:p>10/09/23</text:p>
          </table:table-cell>
          <table:table-cell table:style-name="ce43" office:value-type="string" calcext:value-type="string">
            <text:p>1858-A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10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</text:p>
          </table:table-cell>
          <table:table-cell table:style-name="ce55" office:value-type="string" calcext:value-type="string">
            <text:p>https://codeforces.com/contest/1858/problem/A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8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8/problem/B" xlink:type="simple">https://codeforces.com/contest/1858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6" office:value-type="date" office:date-value="2023-10-09" calcext:value-type="date">
            <text:p>10/09/23</text:p>
          </table:table-cell>
          <table:table-cell table:style-name="ce43" office:value-type="string" calcext:value-type="string">
            <text:p>1858-C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15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 / Construção</text:p>
          </table:table-cell>
          <table:table-cell table:style-name="ce55" office:value-type="string" calcext:value-type="string">
            <text:p><text:a xlink:href="https://codeforces.com/contest/1858/problem/C" xlink:type="simple">https://codeforces.com/contest/1858/problem/C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822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B" xlink:type="simple">https://codeforces.com/contest/1822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C" xlink:type="simple">https://codeforces.com/contest/1822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D" xlink:type="simple">https://codeforces.com/contest/1822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11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B" xlink:type="simple">https://codeforces.com/contest/1811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C" xlink:type="simple">https://codeforces.com/contest/1811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D" xlink:type="simple">https://codeforces.com/contest/1811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6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6/problem/B" xlink:type="simple">https://codeforces.com/contest/1856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6/problem/C" xlink:type="simple">https://codeforces.com/contest/1856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00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B" xlink:type="simple">https://codeforces.com/contest/1800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C" xlink:type="simple">https://codeforces.com/contest/1800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D" xlink:type="simple">https://codeforces.com/contest/1800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790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B" xlink:type="simple">https://codeforces.com/contest/1790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C" xlink:type="simple">https://codeforces.com/contest/1790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D" xlink:type="simple">https://codeforces.com/contest/1790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5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5/problem/B" xlink:type="simple">https://codeforces.com/contest/1855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5/problem/C" xlink:type="simple">https://codeforces.com/contest/1855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772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B" xlink:type="simple">https://codeforces.com/contest/1772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C" xlink:type="simple">https://codeforces.com/contest/1772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D" xlink:type="simple">https://codeforces.com/contest/1772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759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B" xlink:type="simple">https://codeforces.com/contest/1759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C" xlink:type="simple">https://codeforces.com/contest/1759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D" xlink:type="simple">https://codeforces.com/contest/1759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3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3/problem/B" xlink:type="simple">https://codeforces.com/contest/1853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3/problem/C" xlink:type="simple">https://codeforces.com/contest/1853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 table:number-rows-repeated="10484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uition Training" table:style-name="ta1">
        <table:table-column table:style-name="co1" table:number-columns-repeated="4" table:default-cell-style-name="ce44"/>
        <table:table-column table:style-name="co8" table:default-cell-style-name="ce44"/>
        <table:table-column table:style-name="co1" table:default-cell-style-name="ce44"/>
        <table:table-column table:style-name="co9" table:number-columns-repeated="2" table:default-cell-style-name="ce44"/>
        <table:table-column table:style-name="co1" table:number-columns-repeated="1016" table:default-cell-style-name="ce44"/>
        <table:table-row table:style-name="ro1">
          <table:table-cell table:style-name="ce34" office:value-type="string" calcext:value-type="string">
            <text:p>Data</text:p>
          </table:table-cell>
          <table:table-cell table:style-name="ce63" office:value-type="string" calcext:value-type="string">
            <text:p>problema</text:p>
          </table:table-cell>
          <table:table-cell table:style-name="ce63" office:value-type="string" calcext:value-type="string">
            <text:p>feito</text:p>
          </table:table-cell>
          <table:table-cell table:style-name="ce63" office:value-type="string" calcext:value-type="string">
            <text:p>Tempo</text:p>
          </table:table-cell>
          <table:table-cell table:style-name="ce63" office:value-type="string" calcext:value-type="string">
            <text:p>dificuldade</text:p>
          </table:table-cell>
          <table:table-cell table:style-name="ce63" office:value-type="string" calcext:value-type="string">
            <text:p>tema</text:p>
          </table:table-cell>
          <table:table-cell table:style-name="ce63" office:value-type="string" calcext:value-type="string">
            <text:p>link</text:p>
          </table:table-cell>
          <table:table-cell table:style-name="ce63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F</text:p>
          </table:table-cell>
          <table:table-cell table:number-columns-repeated="4"/>
          <table:table-cell office:value-type="string" calcext:value-type="string">
            <text:p>https://codeforces.com/contest/1846/problem/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G</text:p>
          </table:table-cell>
          <table:table-cell table:number-columns-repeated="4"/>
          <table:table-cell office:value-type="string" calcext:value-type="string">
            <text:p>https://codeforces.com/contest/1846/problem/G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st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92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93" office:value-type="string" calcext:value-type="string">
            <text:p>Codeforces Round 895 (Div. 3)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C</text:p>
          </table:table-cell>
          <table:table-cell table:style-name="ce95" office:value-type="string" calcext:value-type="string">
            <text:p>D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F</text:p>
          </table:table-cell>
          <table:table-cell table:style-name="ce93" office:value-type="string" calcext:value-type="string">
            <text:p>G</text:p>
          </table:table-cell>
          <table:table-cell table:style-name="ce93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93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ontests Simulado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92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93" office:value-type="string" calcext:value-type="string">
            <text:p>Codeforces Round #888 (Div. 3)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C</text:p>
          </table:table-cell>
          <table:table-cell table:style-name="ce95" office:value-type="string" calcext:value-type="string">
            <text:p>D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F</text:p>
          </table:table-cell>
          <table:table-cell table:style-name="ce93" office:value-type="string" calcext:value-type="string">
            <text:p>G</text:p>
          </table:table-cell>
          <table:table-cell table:style-name="ce93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93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12T00:22:43.226587031</dc:date>
    <meta:editing-duration>PT14H12M25S</meta:editing-duration>
    <meta:editing-cycles>21</meta:editing-cycles>
    <meta:generator>LibreOffice/7.3.7.2$Linux_X86_64 LibreOffice_project/30$Build-2</meta:generator>
    <meta:document-statistic meta:table-count="4" meta:cell-count="450" meta:object-count="0"/>
  </office:meta>
</office:document-meta>
</file>